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7"/>
      <text:p text:style-name="P7"/>
      <text:p text:style-name="P7"/>
      <text:p text:style-name="P9">%=remLineWhenBlank(referenceProcedureComunication, 2)=%</text:p>
      <text:p text:style-name="P7"/>
      <text:p text:style-name="P7"/>
      <text:p text:style-name="P7">%=titreTiers=%,</text:p>
      <text:p text:style-name="P7"/>
      <text:p text:style-name="P7">%=TEXTE_LETTRE=%</text:p>
      <text:p text:style-name="P7"/>
      <text:p text:style-name="P7">%=SALUTATIONS=%</text:p>
      <text:p text:style-name="P7"/>
      <text:p text:style-name="P7"/>
      <text:p text:style-name="P6">%#include <text:s/>signatures/CCVD/standard#%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Mpm1">
      <style:page-layout-properties fo:page-width="20.999cm" fo:page-height="29.699cm" style:num-format="1" style:print-orientation="portrait" fo:margin-top="0.529cm" fo:margin-bottom="2.01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=annexe=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11-27T17:13:39.77</dc:date>
    <meta:printed-by>Hervé Périat</meta:printed-by>
    <meta:print-date>2008-10-01T15:11:18</meta:print-date>
    <dc:language>en-US</dc:language>
    <meta:editing-cycles>48</meta:editing-cycles>
    <meta:editing-duration>P1DT9H38M42S</meta:editing-duration>
    <dc:creator>lga </dc:creator>
    <meta:document-statistic meta:table-count="1" meta:image-count="0" meta:object-count="0" meta:page-count="1" meta:paragraph-count="9" meta:word-count="12" meta:character-count="221"/>
    <meta:user-defined meta:name="Info 1"/>
    <meta:user-defined meta:name="Info 2"/>
    <meta:user-defined meta:name="Info 3"/>
    <meta:user-defined meta:name="Info 4"/>
  </office:meta>
</office:document-meta>
</file>